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06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4.386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jmh-result-R44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Original Running-Time</text:p>
          </table:table-cell>
          <table:table-cell table:style-name="ce1" office:value-type="string" calcext:value-type="string">
            <text:p>Optimised Running-Time</text:p>
          </table:table-cell>
          <table:table-cell table:style-name="ce1" office:value-type="string" calcext:value-type="string">
            <text:p>Relative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71.117452" calcext:value-type="float">
            <text:p>371.1</text:p>
          </table:table-cell>
          <table:table-cell office:value-type="float" office:value="370.887837" calcext:value-type="float">
            <text:p>370.9</text:p>
          </table:table-cell>
          <table:table-cell table:formula="of:=[.C2]/[.B2]" office:value-type="float" office:value="0.99938128751757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9.122591" calcext:value-type="float">
            <text:p>539.1</text:p>
          </table:table-cell>
          <table:table-cell office:value-type="float" office:value="542.124888" calcext:value-type="float">
            <text:p>542.1</text:p>
          </table:table-cell>
          <table:table-cell table:formula="of:=[.C3]/[.B3]" office:value-type="float" office:value="1.00556885771459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41.096068" calcext:value-type="float">
            <text:p>741.1</text:p>
          </table:table-cell>
          <table:table-cell office:value-type="float" office:value="741.028659" calcext:value-type="float">
            <text:p>741.0</text:p>
          </table:table-cell>
          <table:table-cell table:formula="of:=[.C4]/[.B4]" office:value-type="float" office:value="0.999909041482055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087.714816" calcext:value-type="float">
            <text:p>2087.7</text:p>
          </table:table-cell>
          <table:table-cell office:value-type="float" office:value="2086.66624" calcext:value-type="float">
            <text:p>2086.7</text:p>
          </table:table-cell>
          <table:table-cell table:formula="of:=[.C5]/[.B5]" office:value-type="float" office:value="0.999497739829232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15.724288" calcext:value-type="float">
            <text:p>4915.7</text:p>
          </table:table-cell>
          <table:table-cell office:value-type="float" office:value="5011.354419" calcext:value-type="float">
            <text:p>5011.4</text:p>
          </table:table-cell>
          <table:table-cell table:formula="of:=[.C6]/[.B6]" office:value-type="float" office:value="1.01945392487399" calcext:value-type="float">
            <text:p>1.0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688.750558" calcext:value-type="float">
            <text:p>3688.8</text:p>
          </table:table-cell>
          <table:table-cell office:value-type="float" office:value="3691.40695" calcext:value-type="float">
            <text:p>3691.4</text:p>
          </table:table-cell>
          <table:table-cell table:formula="of:=[.C7]/[.B7]" office:value-type="float" office:value="1.00072013326958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30.960384" calcext:value-type="float">
            <text:p>5331.0</text:p>
          </table:table-cell>
          <table:table-cell office:value-type="float" office:value="5028.46718" calcext:value-type="float">
            <text:p>5028.5</text:p>
          </table:table-cell>
          <table:table-cell table:formula="of:=[.C8]/[.B8]" office:value-type="float" office:value="0.943257277824108" calcext:value-type="float">
            <text:p>0.94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500.673843" calcext:value-type="float">
            <text:p>7500.7</text:p>
          </table:table-cell>
          <table:table-cell office:value-type="float" office:value="7479.282893" calcext:value-type="float">
            <text:p>7479.3</text:p>
          </table:table-cell>
          <table:table-cell table:formula="of:=[.C9]/[.B9]" office:value-type="float" office:value="0.997148129561724" calcext:value-type="float">
            <text:p>0.9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2082.171699" calcext:value-type="float">
            <text:p>22082.2</text:p>
          </table:table-cell>
          <table:table-cell office:value-type="float" office:value="23437.770752" calcext:value-type="float">
            <text:p>23437.8</text:p>
          </table:table-cell>
          <table:table-cell table:formula="of:=[.C10]/[.B10]" office:value-type="float" office:value="1.06138884668945" calcext:value-type="float">
            <text:p>1.06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539.763405" calcext:value-type="float">
            <text:p>49539.8</text:p>
          </table:table-cell>
          <table:table-cell office:value-type="float" office:value="49741.089997" calcext:value-type="float">
            <text:p>49741.1</text:p>
          </table:table-cell>
          <table:table-cell table:formula="of:=[.C11]/[.B11]" office:value-type="float" office:value="1.00406393931182" calcext:value-type="float">
            <text:p>1.00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325.771366" calcext:value-type="float">
            <text:p>7325.8</text:p>
          </table:table-cell>
          <table:table-cell office:value-type="float" office:value="7536.744858" calcext:value-type="float">
            <text:p>7536.7</text:p>
          </table:table-cell>
          <table:table-cell table:formula="of:=[.C12]/[.B12]" office:value-type="float" office:value="1.02879880922563" calcext:value-type="float">
            <text:p>1.02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2918.45632" calcext:value-type="float">
            <text:p>12918.5</text:p>
          </table:table-cell>
          <table:table-cell office:value-type="float" office:value="13017.441894" calcext:value-type="float">
            <text:p>13017.4</text:p>
          </table:table-cell>
          <table:table-cell table:formula="of:=[.C13]/[.B13]" office:value-type="float" office:value="1.00766233763137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785.760461" calcext:value-type="float">
            <text:p>14785.8</text:p>
          </table:table-cell>
          <table:table-cell office:value-type="float" office:value="14856.224768" calcext:value-type="float">
            <text:p>14856.2</text:p>
          </table:table-cell>
          <table:table-cell table:formula="of:=[.C14]/[.B14]" office:value-type="float" office:value="1.00476568703963" calcext:value-type="float">
            <text:p>1.00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7486.232166" calcext:value-type="float">
            <text:p>47486.2</text:p>
          </table:table-cell>
          <table:table-cell office:value-type="float" office:value="46640.66048" calcext:value-type="float">
            <text:p>46640.7</text:p>
          </table:table-cell>
          <table:table-cell table:formula="of:=[.C15]/[.B15]" office:value-type="float" office:value="0.982193329572999" calcext:value-type="float">
            <text:p>0.98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98220.53335" calcext:value-type="float">
            <text:p>98220.5</text:p>
          </table:table-cell>
          <table:table-cell office:value-type="float" office:value="97254.165709" calcext:value-type="float">
            <text:p>97254.2</text:p>
          </table:table-cell>
          <table:table-cell table:formula="of:=[.C16]/[.B16]" office:value-type="float" office:value="0.990161246248211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07.289659" calcext:value-type="float">
            <text:p>407.3</text:p>
          </table:table-cell>
          <table:table-cell office:value-type="float" office:value="407.510188" calcext:value-type="float">
            <text:p>407.5</text:p>
          </table:table-cell>
          <table:table-cell table:formula="of:=[.C17]/[.B17]" office:value-type="float" office:value="1.00054145494521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9.691155" calcext:value-type="float">
            <text:p>529.7</text:p>
          </table:table-cell>
          <table:table-cell office:value-type="float" office:value="525.55548" calcext:value-type="float">
            <text:p>525.6</text:p>
          </table:table-cell>
          <table:table-cell table:formula="of:=[.C18]/[.B18]" office:value-type="float" office:value="0.992192289863704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50.537268" calcext:value-type="float">
            <text:p>750.5</text:p>
          </table:table-cell>
          <table:table-cell office:value-type="float" office:value="748.188935" calcext:value-type="float">
            <text:p>748.2</text:p>
          </table:table-cell>
          <table:table-cell table:formula="of:=[.C19]/[.B19]" office:value-type="float" office:value="0.996871130721786" calcext:value-type="float">
            <text:p>0.9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460.378726" calcext:value-type="float">
            <text:p>2460.4</text:p>
          </table:table-cell>
          <table:table-cell office:value-type="float" office:value="2506.51607" calcext:value-type="float">
            <text:p>2506.5</text:p>
          </table:table-cell>
          <table:table-cell table:formula="of:=[.C20]/[.B20]" office:value-type="float" office:value="1.01875213092702" calcext:value-type="float">
            <text:p>1.0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07.823411" calcext:value-type="float">
            <text:p>5107.8</text:p>
          </table:table-cell>
          <table:table-cell office:value-type="float" office:value="5183.320883" calcext:value-type="float">
            <text:p>5183.3</text:p>
          </table:table-cell>
          <table:table-cell table:formula="of:=[.C21]/[.B21]" office:value-type="float" office:value="1.01478075217663" calcext:value-type="float">
            <text:p>1.0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19.391898" calcext:value-type="float">
            <text:p>5219.4</text:p>
          </table:table-cell>
          <table:table-cell office:value-type="float" office:value="5073.765663" calcext:value-type="float">
            <text:p>5073.8</text:p>
          </table:table-cell>
          <table:table-cell table:formula="of:=[.C22]/[.B22]" office:value-type="float" office:value="0.972099003514988" calcext:value-type="float">
            <text:p>0.97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81.467597" calcext:value-type="float">
            <text:p>5281.5</text:p>
          </table:table-cell>
          <table:table-cell office:value-type="float" office:value="5180.38487" calcext:value-type="float">
            <text:p>5180.4</text:p>
          </table:table-cell>
          <table:table-cell table:formula="of:=[.C23]/[.B23]" office:value-type="float" office:value="0.980860863927781" calcext:value-type="float">
            <text:p>0.9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627.341824" calcext:value-type="float">
            <text:p>7627.3</text:p>
          </table:table-cell>
          <table:table-cell office:value-type="float" office:value="7301.444403" calcext:value-type="float">
            <text:p>7301.4</text:p>
          </table:table-cell>
          <table:table-cell table:formula="of:=[.C24]/[.B24]" office:value-type="float" office:value="0.957272477290248" calcext:value-type="float">
            <text:p>0.95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5045.028045" calcext:value-type="float">
            <text:p>25045.0</text:p>
          </table:table-cell>
          <table:table-cell office:value-type="float" office:value="25622.164275" calcext:value-type="float">
            <text:p>25622.2</text:p>
          </table:table-cell>
          <table:table-cell table:formula="of:=[.C25]/[.B25]" office:value-type="float" office:value="1.02304394424965" calcext:value-type="float">
            <text:p>1.02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271.172096" calcext:value-type="float">
            <text:p>51271.2</text:p>
          </table:table-cell>
          <table:table-cell office:value-type="float" office:value="51506.05312" calcext:value-type="float">
            <text:p>51506.1</text:p>
          </table:table-cell>
          <table:table-cell table:formula="of:=[.C26]/[.B26]" office:value-type="float" office:value="1.00458115183246" calcext:value-type="float">
            <text:p>1.00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910.876774" calcext:value-type="float">
            <text:p>7910.9</text:p>
          </table:table-cell>
          <table:table-cell office:value-type="float" office:value="8113.042227" calcext:value-type="float">
            <text:p>8113.0</text:p>
          </table:table-cell>
          <table:table-cell table:formula="of:=[.C27]/[.B27]" office:value-type="float" office:value="1.0255553788506" calcext:value-type="float">
            <text:p>1.02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787.594035" calcext:value-type="float">
            <text:p>12787.6</text:p>
          </table:table-cell>
          <table:table-cell office:value-type="float" office:value="12280.922112" calcext:value-type="float">
            <text:p>12280.9</text:p>
          </table:table-cell>
          <table:table-cell table:formula="of:=[.C28]/[.B28]" office:value-type="float" office:value="0.960377853596758" calcext:value-type="float">
            <text:p>0.96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317.676134" calcext:value-type="float">
            <text:p>14317.7</text:p>
          </table:table-cell>
          <table:table-cell office:value-type="float" office:value="15057.55136" calcext:value-type="float">
            <text:p>15057.6</text:p>
          </table:table-cell>
          <table:table-cell table:formula="of:=[.C29]/[.B29]" office:value-type="float" office:value="1.0516756503692" calcext:value-type="float">
            <text:p>1.05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0418.889523" calcext:value-type="float">
            <text:p>50418.9</text:p>
          </table:table-cell>
          <table:table-cell office:value-type="float" office:value="50385.335091" calcext:value-type="float">
            <text:p>50385.3</text:p>
          </table:table-cell>
          <table:table-cell table:formula="of:=[.C30]/[.B30]" office:value-type="float" office:value="0.999334486889389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2515.500646" calcext:value-type="float">
            <text:p>102515.5</text:p>
          </table:table-cell>
          <table:table-cell office:value-type="float" office:value="100542.500045" calcext:value-type="float">
            <text:p>100542.5</text:p>
          </table:table-cell>
          <table:table-cell table:formula="of:=[.C31]/[.B31]" office:value-type="float" office:value="0.980754124122038" calcext:value-type="float">
            <text:p>0.9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7.027903" calcext:value-type="float">
            <text:p>77.0</text:p>
          </table:table-cell>
          <table:table-cell office:value-type="float" office:value="76.032624" calcext:value-type="float">
            <text:p>76.0</text:p>
          </table:table-cell>
          <table:table-cell table:formula="of:=[.C32]/[.B32]" office:value-type="float" office:value="0.987078980976543" calcext:value-type="float">
            <text:p>0.98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.739303" calcext:value-type="float">
            <text:p>76.7</text:p>
          </table:table-cell>
          <table:table-cell office:value-type="float" office:value="75.93825" calcext:value-type="float">
            <text:p>75.9</text:p>
          </table:table-cell>
          <table:table-cell table:formula="of:=[.C33]/[.B33]" office:value-type="float" office:value="0.989561372482103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8.107156" calcext:value-type="float">
            <text:p>78.1</text:p>
          </table:table-cell>
          <table:table-cell office:value-type="float" office:value="77.237034" calcext:value-type="float">
            <text:p>77.2</text:p>
          </table:table-cell>
          <table:table-cell table:formula="of:=[.C34]/[.B34]" office:value-type="float" office:value="0.988859893964133" calcext:value-type="float">
            <text:p>0.9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7.61114" calcext:value-type="float">
            <text:p>757.6</text:p>
          </table:table-cell>
          <table:table-cell office:value-type="float" office:value="741.717723" calcext:value-type="float">
            <text:p>741.7</text:p>
          </table:table-cell>
          <table:table-cell table:formula="of:=[.C35]/[.B35]" office:value-type="float" office:value="0.979021669348737" calcext:value-type="float">
            <text:p>0.9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4.570269" calcext:value-type="float">
            <text:p>754.6</text:p>
          </table:table-cell>
          <table:table-cell office:value-type="float" office:value="751.716645" calcext:value-type="float">
            <text:p>751.7</text:p>
          </table:table-cell>
          <table:table-cell table:formula="of:=[.C36]/[.B36]" office:value-type="float" office:value="0.996218213044914" calcext:value-type="float">
            <text:p>0.99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7.455904" calcext:value-type="float">
            <text:p>767.5</text:p>
          </table:table-cell>
          <table:table-cell office:value-type="float" office:value="766.000656" calcext:value-type="float">
            <text:p>766.0</text:p>
          </table:table-cell>
          <table:table-cell table:formula="of:=[.C37]/[.B37]" office:value-type="float" office:value="0.998103802456382" calcext:value-type="float">
            <text:p>0.99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453.176539" calcext:value-type="float">
            <text:p>1453.2</text:p>
          </table:table-cell>
          <table:table-cell office:value-type="float" office:value="1434.338608" calcext:value-type="float">
            <text:p>1434.3</text:p>
          </table:table-cell>
          <table:table-cell table:formula="of:=[.C38]/[.B38]" office:value-type="float" office:value="0.987036722315264" calcext:value-type="float">
            <text:p>0.98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6.114188" calcext:value-type="float">
            <text:p>1586.1</text:p>
          </table:table-cell>
          <table:table-cell office:value-type="float" office:value="1563.395041" calcext:value-type="float">
            <text:p>1563.4</text:p>
          </table:table-cell>
          <table:table-cell table:formula="of:=[.C39]/[.B39]" office:value-type="float" office:value="0.985676222322526" calcext:value-type="float">
            <text:p>0.98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8.862274" calcext:value-type="float">
            <text:p>1588.9</text:p>
          </table:table-cell>
          <table:table-cell office:value-type="float" office:value="1520.105648" calcext:value-type="float">
            <text:p>1520.1</text:p>
          </table:table-cell>
          <table:table-cell table:formula="of:=[.C40]/[.B40]" office:value-type="float" office:value="0.956725874152136" calcext:value-type="float">
            <text:p>0.95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341401" calcext:value-type="float">
            <text:p>75.3</text:p>
          </table:table-cell>
          <table:table-cell office:value-type="float" office:value="76.117067" calcext:value-type="float">
            <text:p>76.1</text:p>
          </table:table-cell>
          <table:table-cell table:formula="of:=[.C41]/[.B41]" office:value-type="float" office:value="1.01029534876847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988466" calcext:value-type="float">
            <text:p>76.0</text:p>
          </table:table-cell>
          <table:table-cell office:value-type="float" office:value="76.259788" calcext:value-type="float">
            <text:p>76.3</text:p>
          </table:table-cell>
          <table:table-cell table:formula="of:=[.C42]/[.B42]" office:value-type="float" office:value="1.00357056819649" calcext:value-type="float">
            <text:p>1.00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9.968938" calcext:value-type="float">
            <text:p>120.0</text:p>
          </table:table-cell>
          <table:table-cell office:value-type="float" office:value="117.909734" calcext:value-type="float">
            <text:p>117.9</text:p>
          </table:table-cell>
          <table:table-cell table:formula="of:=[.C43]/[.B43]" office:value-type="float" office:value="0.982835523641962" calcext:value-type="float">
            <text:p>0.98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3.82517" calcext:value-type="float">
            <text:p>753.8</text:p>
          </table:table-cell>
          <table:table-cell office:value-type="float" office:value="759.868075" calcext:value-type="float">
            <text:p>759.9</text:p>
          </table:table-cell>
          <table:table-cell table:formula="of:=[.C44]/[.B44]" office:value-type="float" office:value="1.00801632160943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38.82665" calcext:value-type="float">
            <text:p>738.8</text:p>
          </table:table-cell>
          <table:table-cell office:value-type="float" office:value="749.701881" calcext:value-type="float">
            <text:p>749.7</text:p>
          </table:table-cell>
          <table:table-cell table:formula="of:=[.C45]/[.B45]" office:value-type="float" office:value="1.01471959762144" calcext:value-type="float">
            <text:p>1.0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201.178761" calcext:value-type="float">
            <text:p>1201.2</text:p>
          </table:table-cell>
          <table:table-cell office:value-type="float" office:value="1172.098253" calcext:value-type="float">
            <text:p>1172.1</text:p>
          </table:table-cell>
          <table:table-cell table:formula="of:=[.C46]/[.B46]" office:value-type="float" office:value="0.975790024812136" calcext:value-type="float">
            <text:p>0.97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31.526993" calcext:value-type="float">
            <text:p>1431.5</text:p>
          </table:table-cell>
          <table:table-cell office:value-type="float" office:value="1474.268319" calcext:value-type="float">
            <text:p>1474.3</text:p>
          </table:table-cell>
          <table:table-cell table:formula="of:=[.C47]/[.B47]" office:value-type="float" office:value="1.02985715687444" calcext:value-type="float">
            <text:p>1.03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44.824368" calcext:value-type="float">
            <text:p>1444.8</text:p>
          </table:table-cell>
          <table:table-cell office:value-type="float" office:value="1466.957824" calcext:value-type="float">
            <text:p>1467.0</text:p>
          </table:table-cell>
          <table:table-cell table:formula="of:=[.C48]/[.B48]" office:value-type="float" office:value="1.01531913254663" calcext:value-type="float">
            <text:p>1.0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2353.591747" calcext:value-type="float">
            <text:p>2353.6</text:p>
          </table:table-cell>
          <table:table-cell office:value-type="float" office:value="2338.576138" calcext:value-type="float">
            <text:p>2338.6</text:p>
          </table:table-cell>
          <table:table-cell table:formula="of:=[.C49]/[.B49]" office:value-type="float" office:value="0.993620130161002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170.318541" calcext:value-type="float">
            <text:p>5170.3</text:p>
          </table:table-cell>
          <table:table-cell office:value-type="float" office:value="4364.872363" calcext:value-type="float">
            <text:p>4364.9</text:p>
          </table:table-cell>
          <table:table-cell table:formula="of:=[.C50]/[.B50]" office:value-type="float" office:value="0.844217300807889" calcext:value-type="float">
            <text:p>0.84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8290.75927" calcext:value-type="float">
            <text:p>58290.8</text:p>
          </table:table-cell>
          <table:table-cell office:value-type="float" office:value="48318.38208" calcext:value-type="float">
            <text:p>48318.4</text:p>
          </table:table-cell>
          <table:table-cell table:formula="of:=[.C51]/[.B51]" office:value-type="float" office:value="0.828920101318145" calcext:value-type="float">
            <text:p>0.82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385.486336" calcext:value-type="float">
            <text:p>5385.5</text:p>
          </table:table-cell>
          <table:table-cell office:value-type="float" office:value="4484.829457" calcext:value-type="float">
            <text:p>4484.8</text:p>
          </table:table-cell>
          <table:table-cell table:formula="of:=[.C52]/[.B52]" office:value-type="float" office:value="0.832762201441411" calcext:value-type="float">
            <text:p>0.83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7525.718221" calcext:value-type="float">
            <text:p>57525.7</text:p>
          </table:table-cell>
          <table:table-cell office:value-type="float" office:value="50673.903206" calcext:value-type="float">
            <text:p>50673.9</text:p>
          </table:table-cell>
          <table:table-cell table:formula="of:=[.C53]/[.B53]" office:value-type="float" office:value="0.880891273905056" calcext:value-type="float">
            <text:p>0.8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310.79936" calcext:value-type="float">
            <text:p>2310.8</text:p>
          </table:table-cell>
          <table:table-cell office:value-type="float" office:value="1814.246195" calcext:value-type="float">
            <text:p>1814.2</text:p>
          </table:table-cell>
          <table:table-cell table:formula="of:=[.C54]/[.B54]" office:value-type="float" office:value="0.785116278983217" calcext:value-type="float">
            <text:p>0.78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8138.746675" calcext:value-type="float">
            <text:p>28138.7</text:p>
          </table:table-cell>
          <table:table-cell office:value-type="float" office:value="23290.131251" calcext:value-type="float">
            <text:p>23290.1</text:p>
          </table:table-cell>
          <table:table-cell table:formula="of:=[.C55]/[.B55]" office:value-type="float" office:value="0.827689005484108" calcext:value-type="float">
            <text:p>0.82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645.665134" calcext:value-type="float">
            <text:p>1645.7</text:p>
          </table:table-cell>
          <table:table-cell office:value-type="float" office:value="1299.107021" calcext:value-type="float">
            <text:p>1299.1</text:p>
          </table:table-cell>
          <table:table-cell table:formula="of:=[.C56]/[.B56]" office:value-type="float" office:value="0.789411523741986" calcext:value-type="float">
            <text:p>0.78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20495.047066" calcext:value-type="float">
            <text:p>20495.0</text:p>
          </table:table-cell>
          <table:table-cell office:value-type="float" office:value="17310.731469" calcext:value-type="float">
            <text:p>17310.7</text:p>
          </table:table-cell>
          <table:table-cell table:formula="of:=[.C57]/[.B57]" office:value-type="float" office:value="0.844629993444485" calcext:value-type="float">
            <text:p>0.84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307.28663" calcext:value-type="float">
            <text:p>2307.3</text:p>
          </table:table-cell>
          <table:table-cell office:value-type="float" office:value="1958.145775" calcext:value-type="float">
            <text:p>1958.1</text:p>
          </table:table-cell>
          <table:table-cell table:formula="of:=[.C58]/[.B58]" office:value-type="float" office:value="0.848679028231529" calcext:value-type="float">
            <text:p>0.84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30709.016166" calcext:value-type="float">
            <text:p>30709.0</text:p>
          </table:table-cell>
          <table:table-cell office:value-type="float" office:value="25722.827571" calcext:value-type="float">
            <text:p>25722.8</text:p>
          </table:table-cell>
          <table:table-cell table:formula="of:=[.C59]/[.B59]" office:value-type="float" office:value="0.837631118885517" calcext:value-type="float">
            <text:p>0.83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7.552638" calcext:value-type="float">
            <text:p>1287.6</text:p>
          </table:table-cell>
          <table:table-cell office:value-type="float" office:value="895.016811" calcext:value-type="float">
            <text:p>895.0</text:p>
          </table:table-cell>
          <table:table-cell table:formula="of:=[.C60]/[.B60]" office:value-type="float" office:value="0.695130268530427" calcext:value-type="float">
            <text:p>0.6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6208.468378" calcext:value-type="float">
            <text:p>16208.5</text:p>
          </table:table-cell>
          <table:table-cell office:value-type="float" office:value="12633.243648" calcext:value-type="float">
            <text:p>12633.2</text:p>
          </table:table-cell>
          <table:table-cell table:formula="of:=[.C61]/[.B61]" office:value-type="float" office:value="0.779422420020098" calcext:value-type="float">
            <text:p>0.7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.527688" calcext:value-type="float">
            <text:p>356.5</text:p>
          </table:table-cell>
          <table:table-cell office:value-type="float" office:value="409.240977" calcext:value-type="float">
            <text:p>409.2</text:p>
          </table:table-cell>
          <table:table-cell table:formula="of:=[.C62]/[.B62]" office:value-type="float" office:value="1.14785188016029" calcext:value-type="float">
            <text:p>1.14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4699.298202" calcext:value-type="float">
            <text:p>4699.3</text:p>
          </table:table-cell>
          <table:table-cell office:value-type="float" office:value="4386.403123" calcext:value-type="float">
            <text:p>4386.4</text:p>
          </table:table-cell>
          <table:table-cell table:formula="of:=[.C63]/[.B63]" office:value-type="float" office:value="0.933416636793376" calcext:value-type="float">
            <text:p>0.93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38.39845" calcext:value-type="float">
            <text:p>338.4</text:p>
          </table:table-cell>
          <table:table-cell office:value-type="float" office:value="352.706418" calcext:value-type="float">
            <text:p>352.7</text:p>
          </table:table-cell>
          <table:table-cell table:formula="of:=[.C64]/[.B64]" office:value-type="float" office:value="1.04228142297933" calcext:value-type="float">
            <text:p>1.04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866.309427" calcext:value-type="float">
            <text:p>3866.3</text:p>
          </table:table-cell>
          <table:table-cell office:value-type="float" office:value="4030.306714" calcext:value-type="float">
            <text:p>4030.3</text:p>
          </table:table-cell>
          <table:table-cell table:formula="of:=[.C65]/[.B65]" office:value-type="float" office:value="1.04241701035482" calcext:value-type="float">
            <text:p>1.04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73.455336" calcext:value-type="float">
            <text:p>373.5</text:p>
          </table:table-cell>
          <table:table-cell office:value-type="float" office:value="370.916284" calcext:value-type="float">
            <text:p>370.9</text:p>
          </table:table-cell>
          <table:table-cell table:formula="of:=[.C66]/[.B66]" office:value-type="float" office:value="0.993201189659799" calcext:value-type="float">
            <text:p>0.99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4239.602483" calcext:value-type="float">
            <text:p>4239.6</text:p>
          </table:table-cell>
          <table:table-cell office:value-type="float" office:value="4199.756595" calcext:value-type="float">
            <text:p>4199.8</text:p>
          </table:table-cell>
          <table:table-cell table:formula="of:=[.C67]/[.B67]" office:value-type="float" office:value="0.990601503758955" calcext:value-type="float">
            <text:p>0.99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306.033261" calcext:value-type="float">
            <text:p>306.0</text:p>
          </table:table-cell>
          <table:table-cell office:value-type="float" office:value="245.219728" calcext:value-type="float">
            <text:p>245.2</text:p>
          </table:table-cell>
          <table:table-cell table:formula="of:=[.C68]/[.B68]" office:value-type="float" office:value="0.801284563640944" calcext:value-type="float">
            <text:p>0.80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908.749824" calcext:value-type="float">
            <text:p>2908.7</text:p>
          </table:table-cell>
          <table:table-cell office:value-type="float" office:value="2468.219507" calcext:value-type="float">
            <text:p>2468.2</text:p>
          </table:table-cell>
          <table:table-cell table:formula="of:=[.C69]/[.B69]" office:value-type="float" office:value="0.848549946315356" calcext:value-type="float">
            <text:p>0.84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112971.061658" calcext:value-type="float">
            <text:p>112971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59.676494" calcext:value-type="float">
            <text:p>359.7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458.343458" calcext:value-type="float">
            <text:p>3458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112581.830246" calcext:value-type="float">
            <text:p>112581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14.998692" calcext:value-type="float">
            <text:p>515.0</text:p>
          </table:table-cell>
          <table:table-cell office:value-type="float" office:value="464.214128" calcext:value-type="float">
            <text:p>464.2</text:p>
          </table:table-cell>
          <table:table-cell table:formula="of:=[.C74]/[.B74]" office:value-type="float" office:value="0.901388945663575" calcext:value-type="float">
            <text:p>0.90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013.105085" calcext:value-type="float">
            <text:p>5013.1</text:p>
          </table:table-cell>
          <table:table-cell office:value-type="float" office:value="4988.87295" calcext:value-type="float">
            <text:p>4988.9</text:p>
          </table:table-cell>
          <table:table-cell table:formula="of:=[.C75]/[.B75]" office:value-type="float" office:value="0.995166242360946" calcext:value-type="float">
            <text:p>0.99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116232.552448" calcext:value-type="float">
            <text:p>116232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1.713759" calcext:value-type="float">
            <text:p>491.7</text:p>
          </table:table-cell>
          <table:table-cell office:value-type="float" office:value="452.219465" calcext:value-type="float">
            <text:p>452.2</text:p>
          </table:table-cell>
          <table:table-cell table:formula="of:=[.C77]/[.B77]" office:value-type="float" office:value="0.919680315473946" calcext:value-type="float">
            <text:p>0.92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98.268191" calcext:value-type="float">
            <text:p>4998.3</text:p>
          </table:table-cell>
          <table:table-cell office:value-type="float" office:value="4189.550455" calcext:value-type="float">
            <text:p>4189.6</text:p>
          </table:table-cell>
          <table:table-cell table:formula="of:=[.C78]/[.B78]" office:value-type="float" office:value="0.838200411603324" calcext:value-type="float">
            <text:p>0.83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114729.313894" calcext:value-type="float">
            <text:p>114729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77.174909" calcext:value-type="float">
            <text:p>277.2</text:p>
          </table:table-cell>
          <table:table-cell office:value-type="float" office:value="269.512476" calcext:value-type="float">
            <text:p>269.5</text:p>
          </table:table-cell>
          <table:table-cell table:formula="of:=[.C80]/[.B80]" office:value-type="float" office:value="0.972355243020933" calcext:value-type="float">
            <text:p>0.97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852.965581" calcext:value-type="float">
            <text:p>2853.0</text:p>
          </table:table-cell>
          <table:table-cell office:value-type="float" office:value="2568.59177" calcext:value-type="float">
            <text:p>2568.6</text:p>
          </table:table-cell>
          <table:table-cell table:formula="of:=[.C81]/[.B81]" office:value-type="float" office:value="0.900323434361124" calcext:value-type="float">
            <text:p>0.90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69.555454" calcext:value-type="float">
            <text:p>269.6</text:p>
          </table:table-cell>
          <table:table-cell office:value-type="float" office:value="263.414095" calcext:value-type="float">
            <text:p>263.4</text:p>
          </table:table-cell>
          <table:table-cell table:formula="of:=[.C82]/[.B82]" office:value-type="float" office:value="0.977216714004978" calcext:value-type="float">
            <text:p>0.97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833.811593" calcext:value-type="float">
            <text:p>2833.8</text:p>
          </table:table-cell>
          <table:table-cell office:value-type="float" office:value="2630.947089" calcext:value-type="float">
            <text:p>2630.9</text:p>
          </table:table-cell>
          <table:table-cell table:formula="of:=[.C83]/[.B83]" office:value-type="float" office:value="0.928412847028677" calcext:value-type="float">
            <text:p>0.92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0.656398" calcext:value-type="float">
            <text:p>280.7</text:p>
          </table:table-cell>
          <table:table-cell office:value-type="float" office:value="258.629161" calcext:value-type="float">
            <text:p>258.6</text:p>
          </table:table-cell>
          <table:table-cell table:formula="of:=[.C84]/[.B84]" office:value-type="float" office:value="0.921515286460706" calcext:value-type="float">
            <text:p>0.92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21.32028" calcext:value-type="float">
            <text:p>2821.3</text:p>
          </table:table-cell>
          <table:table-cell office:value-type="float" office:value="2647.584495" calcext:value-type="float">
            <text:p>2647.6</text:p>
          </table:table-cell>
          <table:table-cell table:formula="of:=[.C85]/[.B85]" office:value-type="float" office:value="0.938420396212514" calcext:value-type="float">
            <text:p>0.93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201.026251" calcext:value-type="float">
            <text:p>201.0</text:p>
          </table:table-cell>
          <table:table-cell office:value-type="float" office:value="201.154626" calcext:value-type="float">
            <text:p>201.2</text:p>
          </table:table-cell>
          <table:table-cell table:formula="of:=[.C86]/[.B86]" office:value-type="float" office:value="1.00063859818985" calcext:value-type="float">
            <text:p>1.00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953.905855" calcext:value-type="float">
            <text:p>1953.9</text:p>
          </table:table-cell>
          <table:table-cell office:value-type="float" office:value="1917.041596" calcext:value-type="float">
            <text:p>1917.0</text:p>
          </table:table-cell>
          <table:table-cell table:formula="of:=[.C87]/[.B87]" office:value-type="float" office:value="0.981133042359403" calcext:value-type="float">
            <text:p>0.98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8.685971" calcext:value-type="float">
            <text:p>198.7</text:p>
          </table:table-cell>
          <table:table-cell office:value-type="float" office:value="199.470141" calcext:value-type="float">
            <text:p>199.5</text:p>
          </table:table-cell>
          <table:table-cell table:formula="of:=[.C88]/[.B88]" office:value-type="float" office:value="1.00394678092295" calcext:value-type="float">
            <text:p>1.00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04.248969" calcext:value-type="float">
            <text:p>1904.2</text:p>
          </table:table-cell>
          <table:table-cell office:value-type="float" office:value="1893.273873" calcext:value-type="float">
            <text:p>1893.3</text:p>
          </table:table-cell>
          <table:table-cell table:formula="of:=[.C89]/[.B89]" office:value-type="float" office:value="0.994236522545808" calcext:value-type="float">
            <text:p>0.9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200.732183" calcext:value-type="float">
            <text:p>200.7</text:p>
          </table:table-cell>
          <table:table-cell office:value-type="float" office:value="199.484657" calcext:value-type="float">
            <text:p>199.5</text:p>
          </table:table-cell>
          <table:table-cell table:formula="of:=[.C90]/[.B90]" office:value-type="float" office:value="0.993785122139582" calcext:value-type="float">
            <text:p>0.9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925.465156" calcext:value-type="float">
            <text:p>1925.5</text:p>
          </table:table-cell>
          <table:table-cell office:value-type="float" office:value="1913.93082" calcext:value-type="float">
            <text:p>1913.9</text:p>
          </table:table-cell>
          <table:table-cell table:formula="of:=[.C91]/[.B91]" office:value-type="float" office:value="0.994009584663707" calcext:value-type="float">
            <text:p>0.9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1:30:47.584449245</dc:date>
    <meta:editing-duration>PT4M49S</meta:editing-duration>
    <meta:editing-cycles>2</meta:editing-cycles>
    <meta:generator>LibreOffice/7.6.0.3$Linux_X86_64 LibreOffice_project/60$Build-3</meta:generator>
    <meta:document-statistic meta:table-count="1" meta:cell-count="531" meta:object-count="0"/>
  </office:meta>
</office:document-meta>
</file>